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0.49pt" svg:height="332.22pt" svg:x="471.12pt" svg:y="112pt">
            <loext:p draw:notify-on-update-of-ranges="Sheet1.B1:Sheet1.B1 Sheet1.B2:Sheet1.B101 Sheet1.C1:Sheet1.C1 Sheet1.C2:Sheet1.C101 Sheet1.D1:Sheet1.D1 Sheet1.D2:Sheet1.D101 Sheet1.E1:Sheet1.E1 Sheet1.E2:Sheet1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IIR</text:p>
          </table:table-cell>
          <table:table-cell office:value-type="string" calcext:value-type="string">
            <text:p>FI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809" calcext:value-type="float">
            <text:p>-15809</text:p>
          </table:table-cell>
          <table:table-cell office:value-type="float" office:value="-26134" calcext:value-type="float">
            <text:p>-26134</text:p>
          </table:table-cell>
          <table:table-cell office:value-type="float" office:value="-3952" calcext:value-type="float">
            <text:p>-3952</text:p>
          </table:table-cell>
          <table:table-cell office:value-type="float" office:value="-28391" calcext:value-type="float">
            <text:p>-28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736" calcext:value-type="float">
            <text:p>-15736</text:p>
          </table:table-cell>
          <table:table-cell office:value-type="float" office:value="-25655" calcext:value-type="float">
            <text:p>-25655</text:p>
          </table:table-cell>
          <table:table-cell office:value-type="float" office:value="-6898" calcext:value-type="float">
            <text:p>-6898</text:p>
          </table:table-cell>
          <table:table-cell office:value-type="float" office:value="-29294" calcext:value-type="float">
            <text:p>-29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865" calcext:value-type="float">
            <text:p>-15865</text:p>
          </table:table-cell>
          <table:table-cell office:value-type="float" office:value="-24862" calcext:value-type="float">
            <text:p>-24862</text:p>
          </table:table-cell>
          <table:table-cell office:value-type="float" office:value="-9139" calcext:value-type="float">
            <text:p>-9139</text:p>
          </table:table-cell>
          <table:table-cell office:value-type="float" office:value="-28466" calcext:value-type="float">
            <text:p>-28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105" calcext:value-type="float">
            <text:p>-16105</text:p>
          </table:table-cell>
          <table:table-cell office:value-type="float" office:value="-23964" calcext:value-type="float">
            <text:p>-23964</text:p>
          </table:table-cell>
          <table:table-cell office:value-type="float" office:value="-10881" calcext:value-type="float">
            <text:p>-10881</text:p>
          </table:table-cell>
          <table:table-cell office:value-type="float" office:value="-25788" calcext:value-type="float">
            <text:p>-25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567" calcext:value-type="float">
            <text:p>-16567</text:p>
          </table:table-cell>
          <table:table-cell office:value-type="float" office:value="-22796" calcext:value-type="float">
            <text:p>-22796</text:p>
          </table:table-cell>
          <table:table-cell office:value-type="float" office:value="-12302" calcext:value-type="float">
            <text:p>-12302</text:p>
          </table:table-cell>
          <table:table-cell office:value-type="float" office:value="-22130" calcext:value-type="float">
            <text:p>-22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172" calcext:value-type="float">
            <text:p>-17172</text:p>
          </table:table-cell>
          <table:table-cell office:value-type="float" office:value="-21481" calcext:value-type="float">
            <text:p>-21481</text:p>
          </table:table-cell>
          <table:table-cell office:value-type="float" office:value="-13519" calcext:value-type="float">
            <text:p>-13519</text:p>
          </table:table-cell>
          <table:table-cell office:value-type="float" office:value="-18884" calcext:value-type="float">
            <text:p>-18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884" calcext:value-type="float">
            <text:p>-17884</text:p>
          </table:table-cell>
          <table:table-cell office:value-type="float" office:value="-20068" calcext:value-type="float">
            <text:p>-20068</text:p>
          </table:table-cell>
          <table:table-cell office:value-type="float" office:value="-14610" calcext:value-type="float">
            <text:p>-14610</text:p>
          </table:table-cell>
          <table:table-cell office:value-type="float" office:value="-17035" calcext:value-type="float">
            <text:p>-17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8177" calcext:value-type="float">
            <text:p>-18177</text:p>
          </table:table-cell>
          <table:table-cell office:value-type="float" office:value="-18449" calcext:value-type="float">
            <text:p>-18449</text:p>
          </table:table-cell>
          <table:table-cell office:value-type="float" office:value="-15502" calcext:value-type="float">
            <text:p>-15502</text:p>
          </table:table-cell>
          <table:table-cell office:value-type="float" office:value="-16568" calcext:value-type="float">
            <text:p>-16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8652" calcext:value-type="float">
            <text:p>-18652</text:p>
          </table:table-cell>
          <table:table-cell office:value-type="float" office:value="-16883" calcext:value-type="float">
            <text:p>-16883</text:p>
          </table:table-cell>
          <table:table-cell office:value-type="float" office:value="-16289" calcext:value-type="float">
            <text:p>-16289</text:p>
          </table:table-cell>
          <table:table-cell office:value-type="float" office:value="-16723" calcext:value-type="float">
            <text:p>-16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9437" calcext:value-type="float">
            <text:p>-19437</text:p>
          </table:table-cell>
          <table:table-cell office:value-type="float" office:value="-17286" calcext:value-type="float">
            <text:p>-17286</text:p>
          </table:table-cell>
          <table:table-cell office:value-type="float" office:value="-17076" calcext:value-type="float">
            <text:p>-17076</text:p>
          </table:table-cell>
          <table:table-cell office:value-type="float" office:value="-17205" calcext:value-type="float">
            <text:p>-17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766" calcext:value-type="float">
            <text:p>-19766</text:p>
          </table:table-cell>
          <table:table-cell office:value-type="float" office:value="-17734" calcext:value-type="float">
            <text:p>-17734</text:p>
          </table:table-cell>
          <table:table-cell office:value-type="float" office:value="-17748" calcext:value-type="float">
            <text:p>-17748</text:p>
          </table:table-cell>
          <table:table-cell office:value-type="float" office:value="-17721" calcext:value-type="float">
            <text:p>-177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1658" calcext:value-type="float">
            <text:p>-21658</text:p>
          </table:table-cell>
          <table:table-cell office:value-type="float" office:value="-18377" calcext:value-type="float">
            <text:p>-18377</text:p>
          </table:table-cell>
          <table:table-cell office:value-type="float" office:value="-18726" calcext:value-type="float">
            <text:p>-18726</text:p>
          </table:table-cell>
          <table:table-cell office:value-type="float" office:value="-18263" calcext:value-type="float">
            <text:p>-18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3052" calcext:value-type="float">
            <text:p>-23052</text:p>
          </table:table-cell>
          <table:table-cell office:value-type="float" office:value="-19149" calcext:value-type="float">
            <text:p>-19149</text:p>
          </table:table-cell>
          <table:table-cell office:value-type="float" office:value="-19807" calcext:value-type="float">
            <text:p>-19807</text:p>
          </table:table-cell>
          <table:table-cell office:value-type="float" office:value="-18856" calcext:value-type="float">
            <text:p>-18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4400" calcext:value-type="float">
            <text:p>-24400</text:p>
          </table:table-cell>
          <table:table-cell office:value-type="float" office:value="-20019" calcext:value-type="float">
            <text:p>-20019</text:p>
          </table:table-cell>
          <table:table-cell office:value-type="float" office:value="-20955" calcext:value-type="float">
            <text:p>-20955</text:p>
          </table:table-cell>
          <table:table-cell office:value-type="float" office:value="-19589" calcext:value-type="float">
            <text:p>-195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5812" calcext:value-type="float">
            <text:p>-25812</text:p>
          </table:table-cell>
          <table:table-cell office:value-type="float" office:value="-20979" calcext:value-type="float">
            <text:p>-20979</text:p>
          </table:table-cell>
          <table:table-cell office:value-type="float" office:value="-22169" calcext:value-type="float">
            <text:p>-22169</text:p>
          </table:table-cell>
          <table:table-cell office:value-type="float" office:value="-20537" calcext:value-type="float">
            <text:p>-20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6505" calcext:value-type="float">
            <text:p>-26505</text:p>
          </table:table-cell>
          <table:table-cell office:value-type="float" office:value="-21937" calcext:value-type="float">
            <text:p>-21937</text:p>
          </table:table-cell>
          <table:table-cell office:value-type="float" office:value="-23253" calcext:value-type="float">
            <text:p>-23253</text:p>
          </table:table-cell>
          <table:table-cell office:value-type="float" office:value="-21689" calcext:value-type="float">
            <text:p>-21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6912" calcext:value-type="float">
            <text:p>-26912</text:p>
          </table:table-cell>
          <table:table-cell office:value-type="float" office:value="-22908" calcext:value-type="float">
            <text:p>-22908</text:p>
          </table:table-cell>
          <table:table-cell office:value-type="float" office:value="-24168" calcext:value-type="float">
            <text:p>-24168</text:p>
          </table:table-cell>
          <table:table-cell office:value-type="float" office:value="-22964" calcext:value-type="float">
            <text:p>-229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6130" calcext:value-type="float">
            <text:p>-26130</text:p>
          </table:table-cell>
          <table:table-cell office:value-type="float" office:value="-23738" calcext:value-type="float">
            <text:p>-23738</text:p>
          </table:table-cell>
          <table:table-cell office:value-type="float" office:value="-24658" calcext:value-type="float">
            <text:p>-24658</text:p>
          </table:table-cell>
          <table:table-cell office:value-type="float" office:value="-24196" calcext:value-type="float">
            <text:p>-241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4589" calcext:value-type="float">
            <text:p>-24589</text:p>
          </table:table-cell>
          <table:table-cell office:value-type="float" office:value="-24311" calcext:value-type="float">
            <text:p>-24311</text:p>
          </table:table-cell>
          <table:table-cell office:value-type="float" office:value="-24641" calcext:value-type="float">
            <text:p>-24641</text:p>
          </table:table-cell>
          <table:table-cell office:value-type="float" office:value="-25193" calcext:value-type="float">
            <text:p>-251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3008" calcext:value-type="float">
            <text:p>-23008</text:p>
          </table:table-cell>
          <table:table-cell office:value-type="float" office:value="-24671" calcext:value-type="float">
            <text:p>-24671</text:p>
          </table:table-cell>
          <table:table-cell office:value-type="float" office:value="-24232" calcext:value-type="float">
            <text:p>-24232</text:p>
          </table:table-cell>
          <table:table-cell office:value-type="float" office:value="-25793" calcext:value-type="float">
            <text:p>-257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545" calcext:value-type="float">
            <text:p>-20545</text:p>
          </table:table-cell>
          <table:table-cell office:value-type="float" office:value="-24547" calcext:value-type="float">
            <text:p>-24547</text:p>
          </table:table-cell>
          <table:table-cell office:value-type="float" office:value="-23310" calcext:value-type="float">
            <text:p>-23310</text:p>
          </table:table-cell>
          <table:table-cell office:value-type="float" office:value="-25830" calcext:value-type="float">
            <text:p>-25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168" calcext:value-type="float">
            <text:p>-18168</text:p>
          </table:table-cell>
          <table:table-cell office:value-type="float" office:value="-24005" calcext:value-type="float">
            <text:p>-24005</text:p>
          </table:table-cell>
          <table:table-cell office:value-type="float" office:value="-22025" calcext:value-type="float">
            <text:p>-22025</text:p>
          </table:table-cell>
          <table:table-cell office:value-type="float" office:value="-25247" calcext:value-type="float">
            <text:p>-252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5497" calcext:value-type="float">
            <text:p>-15497</text:p>
          </table:table-cell>
          <table:table-cell office:value-type="float" office:value="-23016" calcext:value-type="float">
            <text:p>-23016</text:p>
          </table:table-cell>
          <table:table-cell office:value-type="float" office:value="-20393" calcext:value-type="float">
            <text:p>-20393</text:p>
          </table:table-cell>
          <table:table-cell office:value-type="float" office:value="-24062" calcext:value-type="float">
            <text:p>-240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100" calcext:value-type="float">
            <text:p>-12100</text:p>
          </table:table-cell>
          <table:table-cell office:value-type="float" office:value="-21492" calcext:value-type="float">
            <text:p>-21492</text:p>
          </table:table-cell>
          <table:table-cell office:value-type="float" office:value="-18319" calcext:value-type="float">
            <text:p>-18319</text:p>
          </table:table-cell>
          <table:table-cell office:value-type="float" office:value="-22357" calcext:value-type="float">
            <text:p>-223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974" calcext:value-type="float">
            <text:p>-7974</text:p>
          </table:table-cell>
          <table:table-cell office:value-type="float" office:value="-19433" calcext:value-type="float">
            <text:p>-19433</text:p>
          </table:table-cell>
          <table:table-cell office:value-type="float" office:value="-15733" calcext:value-type="float">
            <text:p>-15733</text:p>
          </table:table-cell>
          <table:table-cell office:value-type="float" office:value="-20226" calcext:value-type="float">
            <text:p>-20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307" calcext:value-type="float">
            <text:p>-7307</text:p>
          </table:table-cell>
          <table:table-cell office:value-type="float" office:value="-17255" calcext:value-type="float">
            <text:p>-17255</text:p>
          </table:table-cell>
          <table:table-cell office:value-type="float" office:value="-13626" calcext:value-type="float">
            <text:p>-13626</text:p>
          </table:table-cell>
          <table:table-cell office:value-type="float" office:value="-17753" calcext:value-type="float">
            <text:p>-177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213" calcext:value-type="float">
            <text:p>-9213</text:p>
          </table:table-cell>
          <table:table-cell office:value-type="float" office:value="-15376" calcext:value-type="float">
            <text:p>-15376</text:p>
          </table:table-cell>
          <table:table-cell office:value-type="float" office:value="-12523" calcext:value-type="float">
            <text:p>-12523</text:p>
          </table:table-cell>
          <table:table-cell office:value-type="float" office:value="-15063" calcext:value-type="float">
            <text:p>-150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786" calcext:value-type="float">
            <text:p>-3786</text:p>
          </table:table-cell>
          <table:table-cell office:value-type="float" office:value="-13065" calcext:value-type="float">
            <text:p>-13065</text:p>
          </table:table-cell>
          <table:table-cell office:value-type="float" office:value="-10339" calcext:value-type="float">
            <text:p>-10339</text:p>
          </table:table-cell>
          <table:table-cell office:value-type="float" office:value="-12386" calcext:value-type="float">
            <text:p>-123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521" calcext:value-type="float">
            <text:p>-7521</text:p>
          </table:table-cell>
          <table:table-cell office:value-type="float" office:value="-11344" calcext:value-type="float">
            <text:p>-11344</text:p>
          </table:table-cell>
          <table:table-cell office:value-type="float" office:value="-9634" calcext:value-type="float">
            <text:p>-9634</text:p>
          </table:table-cell>
          <table:table-cell office:value-type="float" office:value="-10165" calcext:value-type="float">
            <text:p>-101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379" calcext:value-type="float">
            <text:p>-5379</text:p>
          </table:table-cell>
          <table:table-cell office:value-type="float" office:value="-9659" calcext:value-type="float">
            <text:p>-9659</text:p>
          </table:table-cell>
          <table:table-cell office:value-type="float" office:value="-8570" calcext:value-type="float">
            <text:p>-8570</text:p>
          </table:table-cell>
          <table:table-cell office:value-type="float" office:value="-8478" calcext:value-type="float">
            <text:p>-84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849" calcext:value-type="float">
            <text:p>-6849</text:p>
          </table:table-cell>
          <table:table-cell office:value-type="float" office:value="-8402" calcext:value-type="float">
            <text:p>-8402</text:p>
          </table:table-cell>
          <table:table-cell office:value-type="float" office:value="-8140" calcext:value-type="float">
            <text:p>-8140</text:p>
          </table:table-cell>
          <table:table-cell office:value-type="float" office:value="-7390" calcext:value-type="float">
            <text:p>-73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991" calcext:value-type="float">
            <text:p>-5991</text:p>
          </table:table-cell>
          <table:table-cell office:value-type="float" office:value="-7345" calcext:value-type="float">
            <text:p>-7345</text:p>
          </table:table-cell>
          <table:table-cell office:value-type="float" office:value="-7602" calcext:value-type="float">
            <text:p>-7602</text:p>
          </table:table-cell>
          <table:table-cell office:value-type="float" office:value="-6725" calcext:value-type="float">
            <text:p>-6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997" calcext:value-type="float">
            <text:p>-5997</text:p>
          </table:table-cell>
          <table:table-cell office:value-type="float" office:value="-6667" calcext:value-type="float">
            <text:p>-6667</text:p>
          </table:table-cell>
          <table:table-cell office:value-type="float" office:value="-7201" calcext:value-type="float">
            <text:p>-7201</text:p>
          </table:table-cell>
          <table:table-cell office:value-type="float" office:value="-6361" calcext:value-type="float">
            <text:p>-63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791" calcext:value-type="float">
            <text:p>-5791</text:p>
          </table:table-cell>
          <table:table-cell office:value-type="float" office:value="-6425" calcext:value-type="float">
            <text:p>-6425</text:p>
          </table:table-cell>
          <table:table-cell office:value-type="float" office:value="-6848" calcext:value-type="float">
            <text:p>-6848</text:p>
          </table:table-cell>
          <table:table-cell office:value-type="float" office:value="-6221" calcext:value-type="float">
            <text:p>-62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739" calcext:value-type="float">
            <text:p>-4739</text:p>
          </table:table-cell>
          <table:table-cell office:value-type="float" office:value="-6140" calcext:value-type="float">
            <text:p>-6140</text:p>
          </table:table-cell>
          <table:table-cell office:value-type="float" office:value="-6321" calcext:value-type="float">
            <text:p>-6321</text:p>
          </table:table-cell>
          <table:table-cell office:value-type="float" office:value="-6178" calcext:value-type="float">
            <text:p>-61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055" calcext:value-type="float">
            <text:p>-5055</text:p>
          </table:table-cell>
          <table:table-cell office:value-type="float" office:value="-5678" calcext:value-type="float">
            <text:p>-5678</text:p>
          </table:table-cell>
          <table:table-cell office:value-type="float" office:value="-6004" calcext:value-type="float">
            <text:p>-6004</text:p>
          </table:table-cell>
          <table:table-cell office:value-type="float" office:value="-6035" calcext:value-type="float">
            <text:p>-6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684" calcext:value-type="float">
            <text:p>-4684</text:p>
          </table:table-cell>
          <table:table-cell office:value-type="float" office:value="-5777" calcext:value-type="float">
            <text:p>-5777</text:p>
          </table:table-cell>
          <table:table-cell office:value-type="float" office:value="-5674" calcext:value-type="float">
            <text:p>-5674</text:p>
          </table:table-cell>
          <table:table-cell office:value-type="float" office:value="-5839" calcext:value-type="float">
            <text:p>-5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089" calcext:value-type="float">
            <text:p>-6089</text:p>
          </table:table-cell>
          <table:table-cell office:value-type="float" office:value="-5618" calcext:value-type="float">
            <text:p>-5618</text:p>
          </table:table-cell>
          <table:table-cell office:value-type="float" office:value="-5778" calcext:value-type="float">
            <text:p>-5778</text:p>
          </table:table-cell>
          <table:table-cell office:value-type="float" office:value="-5551" calcext:value-type="float">
            <text:p>-55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835" calcext:value-type="float">
            <text:p>-5835</text:p>
          </table:table-cell>
          <table:table-cell office:value-type="float" office:value="-5669" calcext:value-type="float">
            <text:p>-5669</text:p>
          </table:table-cell>
          <table:table-cell office:value-type="float" office:value="-5792" calcext:value-type="float">
            <text:p>-5792</text:p>
          </table:table-cell>
          <table:table-cell office:value-type="float" office:value="-5321" calcext:value-type="float">
            <text:p>-5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136" calcext:value-type="float">
            <text:p>-7136</text:p>
          </table:table-cell>
          <table:table-cell office:value-type="float" office:value="-5701" calcext:value-type="float">
            <text:p>-5701</text:p>
          </table:table-cell>
          <table:table-cell office:value-type="float" office:value="-6128" calcext:value-type="float">
            <text:p>-6128</text:p>
          </table:table-cell>
          <table:table-cell office:value-type="float" office:value="-5247" calcext:value-type="float">
            <text:p>-52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105" calcext:value-type="float">
            <text:p>-8105</text:p>
          </table:table-cell>
          <table:table-cell office:value-type="float" office:value="-5936" calcext:value-type="float">
            <text:p>-5936</text:p>
          </table:table-cell>
          <table:table-cell office:value-type="float" office:value="-6622" calcext:value-type="float">
            <text:p>-6622</text:p>
          </table:table-cell>
          <table:table-cell office:value-type="float" office:value="-5413" calcext:value-type="float">
            <text:p>-54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829" calcext:value-type="float">
            <text:p>-9829</text:p>
          </table:table-cell>
          <table:table-cell office:value-type="float" office:value="-6361" calcext:value-type="float">
            <text:p>-6361</text:p>
          </table:table-cell>
          <table:table-cell office:value-type="float" office:value="-7424" calcext:value-type="float">
            <text:p>-7424</text:p>
          </table:table-cell>
          <table:table-cell office:value-type="float" office:value="-5833" calcext:value-type="float">
            <text:p>-58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163" calcext:value-type="float">
            <text:p>-12163</text:p>
          </table:table-cell>
          <table:table-cell office:value-type="float" office:value="-7069" calcext:value-type="float">
            <text:p>-7069</text:p>
          </table:table-cell>
          <table:table-cell office:value-type="float" office:value="-8608" calcext:value-type="float">
            <text:p>-8608</text:p>
          </table:table-cell>
          <table:table-cell office:value-type="float" office:value="-6500" calcext:value-type="float">
            <text:p>-65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3520" calcext:value-type="float">
            <text:p>-13520</text:p>
          </table:table-cell>
          <table:table-cell office:value-type="float" office:value="-8045" calcext:value-type="float">
            <text:p>-8045</text:p>
          </table:table-cell>
          <table:table-cell office:value-type="float" office:value="-9836" calcext:value-type="float">
            <text:p>-9836</text:p>
          </table:table-cell>
          <table:table-cell office:value-type="float" office:value="-7441" calcext:value-type="float">
            <text:p>-74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104" calcext:value-type="float">
            <text:p>-16104</text:p>
          </table:table-cell>
          <table:table-cell office:value-type="float" office:value="-9272" calcext:value-type="float">
            <text:p>-9272</text:p>
          </table:table-cell>
          <table:table-cell office:value-type="float" office:value="-11403" calcext:value-type="float">
            <text:p>-11403</text:p>
          </table:table-cell>
          <table:table-cell office:value-type="float" office:value="-8687" calcext:value-type="float">
            <text:p>-86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8578" calcext:value-type="float">
            <text:p>-18578</text:p>
          </table:table-cell>
          <table:table-cell office:value-type="float" office:value="-10816" calcext:value-type="float">
            <text:p>-10816</text:p>
          </table:table-cell>
          <table:table-cell office:value-type="float" office:value="-13197" calcext:value-type="float">
            <text:p>-13197</text:p>
          </table:table-cell>
          <table:table-cell office:value-type="float" office:value="-10244" calcext:value-type="float">
            <text:p>-102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1405" calcext:value-type="float">
            <text:p>-21405</text:p>
          </table:table-cell>
          <table:table-cell office:value-type="float" office:value="-12518" calcext:value-type="float">
            <text:p>-12518</text:p>
          </table:table-cell>
          <table:table-cell office:value-type="float" office:value="-15249" calcext:value-type="float">
            <text:p>-15249</text:p>
          </table:table-cell>
          <table:table-cell office:value-type="float" office:value="-12053" calcext:value-type="float">
            <text:p>-120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2125" calcext:value-type="float">
            <text:p>-22125</text:p>
          </table:table-cell>
          <table:table-cell office:value-type="float" office:value="-14328" calcext:value-type="float">
            <text:p>-14328</text:p>
          </table:table-cell>
          <table:table-cell office:value-type="float" office:value="-16968" calcext:value-type="float">
            <text:p>-16968</text:p>
          </table:table-cell>
          <table:table-cell office:value-type="float" office:value="-14073" calcext:value-type="float">
            <text:p>-140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7288" calcext:value-type="float">
            <text:p>-27288</text:p>
          </table:table-cell>
          <table:table-cell office:value-type="float" office:value="-16566" calcext:value-type="float">
            <text:p>-16566</text:p>
          </table:table-cell>
          <table:table-cell office:value-type="float" office:value="-19548" calcext:value-type="float">
            <text:p>-19548</text:p>
          </table:table-cell>
          <table:table-cell office:value-type="float" office:value="-16279" calcext:value-type="float">
            <text:p>-162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6024" calcext:value-type="float">
            <text:p>-26024</text:p>
          </table:table-cell>
          <table:table-cell office:value-type="float" office:value="-18557" calcext:value-type="float">
            <text:p>-18557</text:p>
          </table:table-cell>
          <table:table-cell office:value-type="float" office:value="-21167" calcext:value-type="float">
            <text:p>-21167</text:p>
          </table:table-cell>
          <table:table-cell office:value-type="float" office:value="-18549" calcext:value-type="float">
            <text:p>-185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8016" calcext:value-type="float">
            <text:p>-28016</text:p>
          </table:table-cell>
          <table:table-cell office:value-type="float" office:value="-20578" calcext:value-type="float">
            <text:p>-20578</text:p>
          </table:table-cell>
          <table:table-cell office:value-type="float" office:value="-22879" calcext:value-type="float">
            <text:p>-22879</text:p>
          </table:table-cell>
          <table:table-cell office:value-type="float" office:value="-20867" calcext:value-type="float">
            <text:p>-208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9412" calcext:value-type="float">
            <text:p>-29412</text:p>
          </table:table-cell>
          <table:table-cell office:value-type="float" office:value="-22494" calcext:value-type="float">
            <text:p>-22494</text:p>
          </table:table-cell>
          <table:table-cell office:value-type="float" office:value="-24512" calcext:value-type="float">
            <text:p>-24512</text:p>
          </table:table-cell>
          <table:table-cell office:value-type="float" office:value="-23042" calcext:value-type="float">
            <text:p>-230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8752" calcext:value-type="float">
            <text:p>-28752</text:p>
          </table:table-cell>
          <table:table-cell office:value-type="float" office:value="-24186" calcext:value-type="float">
            <text:p>-24186</text:p>
          </table:table-cell>
          <table:table-cell office:value-type="float" office:value="-25572" calcext:value-type="float">
            <text:p>-25572</text:p>
          </table:table-cell>
          <table:table-cell office:value-type="float" office:value="-24937" calcext:value-type="float">
            <text:p>-249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8153" calcext:value-type="float">
            <text:p>-28153</text:p>
          </table:table-cell>
          <table:table-cell office:value-type="float" office:value="-25525" calcext:value-type="float">
            <text:p>-25525</text:p>
          </table:table-cell>
          <table:table-cell office:value-type="float" office:value="-26217" calcext:value-type="float">
            <text:p>-26217</text:p>
          </table:table-cell>
          <table:table-cell office:value-type="float" office:value="-26462" calcext:value-type="float">
            <text:p>-264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6041" calcext:value-type="float">
            <text:p>-26041</text:p>
          </table:table-cell>
          <table:table-cell office:value-type="float" office:value="-26354" calcext:value-type="float">
            <text:p>-26354</text:p>
          </table:table-cell>
          <table:table-cell office:value-type="float" office:value="-26173" calcext:value-type="float">
            <text:p>-26173</text:p>
          </table:table-cell>
          <table:table-cell office:value-type="float" office:value="-27520" calcext:value-type="float">
            <text:p>-275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5008" calcext:value-type="float">
            <text:p>-25008</text:p>
          </table:table-cell>
          <table:table-cell office:value-type="float" office:value="-26754" calcext:value-type="float">
            <text:p>-26754</text:p>
          </table:table-cell>
          <table:table-cell office:value-type="float" office:value="-25882" calcext:value-type="float">
            <text:p>-25882</text:p>
          </table:table-cell>
          <table:table-cell office:value-type="float" office:value="-28027" calcext:value-type="float">
            <text:p>-280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3353" calcext:value-type="float">
            <text:p>-23353</text:p>
          </table:table-cell>
          <table:table-cell office:value-type="float" office:value="-26891" calcext:value-type="float">
            <text:p>-26891</text:p>
          </table:table-cell>
          <table:table-cell office:value-type="float" office:value="-25249" calcext:value-type="float">
            <text:p>-25249</text:p>
          </table:table-cell>
          <table:table-cell office:value-type="float" office:value="-27967" calcext:value-type="float">
            <text:p>-279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1757" calcext:value-type="float">
            <text:p>-21757</text:p>
          </table:table-cell>
          <table:table-cell office:value-type="float" office:value="-26276" calcext:value-type="float">
            <text:p>-26276</text:p>
          </table:table-cell>
          <table:table-cell office:value-type="float" office:value="-24376" calcext:value-type="float">
            <text:p>-24376</text:p>
          </table:table-cell>
          <table:table-cell office:value-type="float" office:value="-27280" calcext:value-type="float">
            <text:p>-272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0962" calcext:value-type="float">
            <text:p>-20962</text:p>
          </table:table-cell>
          <table:table-cell office:value-type="float" office:value="-25714" calcext:value-type="float">
            <text:p>-25714</text:p>
          </table:table-cell>
          <table:table-cell office:value-type="float" office:value="-23522" calcext:value-type="float">
            <text:p>-23522</text:p>
          </table:table-cell>
          <table:table-cell office:value-type="float" office:value="-26177" calcext:value-type="float">
            <text:p>-261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1368" calcext:value-type="float">
            <text:p>-21368</text:p>
          </table:table-cell>
          <table:table-cell office:value-type="float" office:value="-24975" calcext:value-type="float">
            <text:p>-24975</text:p>
          </table:table-cell>
          <table:table-cell office:value-type="float" office:value="-22984" calcext:value-type="float">
            <text:p>-22984</text:p>
          </table:table-cell>
          <table:table-cell office:value-type="float" office:value="-24867" calcext:value-type="float">
            <text:p>-248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1705" calcext:value-type="float">
            <text:p>-21705</text:p>
          </table:table-cell>
          <table:table-cell office:value-type="float" office:value="-24119" calcext:value-type="float">
            <text:p>-24119</text:p>
          </table:table-cell>
          <table:table-cell office:value-type="float" office:value="-22664" calcext:value-type="float">
            <text:p>-22664</text:p>
          </table:table-cell>
          <table:table-cell office:value-type="float" office:value="-23578" calcext:value-type="float">
            <text:p>-235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1352" calcext:value-type="float">
            <text:p>-21352</text:p>
          </table:table-cell>
          <table:table-cell office:value-type="float" office:value="-23297" calcext:value-type="float">
            <text:p>-23297</text:p>
          </table:table-cell>
          <table:table-cell office:value-type="float" office:value="-22336" calcext:value-type="float">
            <text:p>-22336</text:p>
          </table:table-cell>
          <table:table-cell office:value-type="float" office:value="-22535" calcext:value-type="float">
            <text:p>-225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1120" calcext:value-type="float">
            <text:p>-21120</text:p>
          </table:table-cell>
          <table:table-cell office:value-type="float" office:value="-22516" calcext:value-type="float">
            <text:p>-22516</text:p>
          </table:table-cell>
          <table:table-cell office:value-type="float" office:value="-22032" calcext:value-type="float">
            <text:p>-22032</text:p>
          </table:table-cell>
          <table:table-cell office:value-type="float" office:value="-21852" calcext:value-type="float">
            <text:p>-218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0356" calcext:value-type="float">
            <text:p>-20356</text:p>
          </table:table-cell>
          <table:table-cell office:value-type="float" office:value="-21884" calcext:value-type="float">
            <text:p>-21884</text:p>
          </table:table-cell>
          <table:table-cell office:value-type="float" office:value="-21613" calcext:value-type="float">
            <text:p>-21613</text:p>
          </table:table-cell>
          <table:table-cell office:value-type="float" office:value="-21512" calcext:value-type="float">
            <text:p>-21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9491" calcext:value-type="float">
            <text:p>-19491</text:p>
          </table:table-cell>
          <table:table-cell office:value-type="float" office:value="-21271" calcext:value-type="float">
            <text:p>-21271</text:p>
          </table:table-cell>
          <table:table-cell office:value-type="float" office:value="-21082" calcext:value-type="float">
            <text:p>-21082</text:p>
          </table:table-cell>
          <table:table-cell office:value-type="float" office:value="-21340" calcext:value-type="float">
            <text:p>-213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47" calcext:value-type="float">
            <text:p>-16847</text:p>
          </table:table-cell>
          <table:table-cell office:value-type="float" office:value="-20548" calcext:value-type="float">
            <text:p>-20548</text:p>
          </table:table-cell>
          <table:table-cell office:value-type="float" office:value="-20023" calcext:value-type="float">
            <text:p>-20023</text:p>
          </table:table-cell>
          <table:table-cell office:value-type="float" office:value="-21100" calcext:value-type="float">
            <text:p>-21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331" calcext:value-type="float">
            <text:p>-15331</text:p>
          </table:table-cell>
          <table:table-cell office:value-type="float" office:value="-19834" calcext:value-type="float">
            <text:p>-19834</text:p>
          </table:table-cell>
          <table:table-cell office:value-type="float" office:value="-18850" calcext:value-type="float">
            <text:p>-18850</text:p>
          </table:table-cell>
          <table:table-cell office:value-type="float" office:value="-20624" calcext:value-type="float">
            <text:p>-206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3360" calcext:value-type="float">
            <text:p>-13360</text:p>
          </table:table-cell>
          <table:table-cell office:value-type="float" office:value="-18990" calcext:value-type="float">
            <text:p>-18990</text:p>
          </table:table-cell>
          <table:table-cell office:value-type="float" office:value="-17477" calcext:value-type="float">
            <text:p>-17477</text:p>
          </table:table-cell>
          <table:table-cell office:value-type="float" office:value="-19785" calcext:value-type="float">
            <text:p>-197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475" calcext:value-type="float">
            <text:p>-12475</text:p>
          </table:table-cell>
          <table:table-cell office:value-type="float" office:value="-18002" calcext:value-type="float">
            <text:p>-18002</text:p>
          </table:table-cell>
          <table:table-cell office:value-type="float" office:value="-16227" calcext:value-type="float">
            <text:p>-16227</text:p>
          </table:table-cell>
          <table:table-cell office:value-type="float" office:value="-18569" calcext:value-type="float">
            <text:p>-185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3033" calcext:value-type="float">
            <text:p>-13033</text:p>
          </table:table-cell>
          <table:table-cell office:value-type="float" office:value="-17038" calcext:value-type="float">
            <text:p>-17038</text:p>
          </table:table-cell>
          <table:table-cell office:value-type="float" office:value="-15428" calcext:value-type="float">
            <text:p>-15428</text:p>
          </table:table-cell>
          <table:table-cell office:value-type="float" office:value="-17083" calcext:value-type="float">
            <text:p>-170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0850" calcext:value-type="float">
            <text:p>-10850</text:p>
          </table:table-cell>
          <table:table-cell office:value-type="float" office:value="-15872" calcext:value-type="float">
            <text:p>-15872</text:p>
          </table:table-cell>
          <table:table-cell office:value-type="float" office:value="-14283" calcext:value-type="float">
            <text:p>-14283</text:p>
          </table:table-cell>
          <table:table-cell office:value-type="float" office:value="-15534" calcext:value-type="float">
            <text:p>-155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099" calcext:value-type="float">
            <text:p>-8099</text:p>
          </table:table-cell>
          <table:table-cell office:value-type="float" office:value="-14425" calcext:value-type="float">
            <text:p>-14425</text:p>
          </table:table-cell>
          <table:table-cell office:value-type="float" office:value="-12737" calcext:value-type="float">
            <text:p>-12737</text:p>
          </table:table-cell>
          <table:table-cell office:value-type="float" office:value="-14143" calcext:value-type="float">
            <text:p>-141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265" calcext:value-type="float">
            <text:p>-7265</text:p>
          </table:table-cell>
          <table:table-cell office:value-type="float" office:value="-12971" calcext:value-type="float">
            <text:p>-12971</text:p>
          </table:table-cell>
          <table:table-cell office:value-type="float" office:value="-11369" calcext:value-type="float">
            <text:p>-11369</text:p>
          </table:table-cell>
          <table:table-cell office:value-type="float" office:value="-12941" calcext:value-type="float">
            <text:p>-129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301" calcext:value-type="float">
            <text:p>-6301</text:p>
          </table:table-cell>
          <table:table-cell office:value-type="float" office:value="-11505" calcext:value-type="float">
            <text:p>-11505</text:p>
          </table:table-cell>
          <table:table-cell office:value-type="float" office:value="-10102" calcext:value-type="float">
            <text:p>-10102</text:p>
          </table:table-cell>
          <table:table-cell office:value-type="float" office:value="-11729" calcext:value-type="float">
            <text:p>-117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199" calcext:value-type="float">
            <text:p>-5199</text:p>
          </table:table-cell>
          <table:table-cell office:value-type="float" office:value="-10211" calcext:value-type="float">
            <text:p>-10211</text:p>
          </table:table-cell>
          <table:table-cell office:value-type="float" office:value="-8876" calcext:value-type="float">
            <text:p>-8876</text:p>
          </table:table-cell>
          <table:table-cell office:value-type="float" office:value="-10393" calcext:value-type="float">
            <text:p>-103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257" calcext:value-type="float">
            <text:p>-4257</text:p>
          </table:table-cell>
          <table:table-cell office:value-type="float" office:value="-8981" calcext:value-type="float">
            <text:p>-8981</text:p>
          </table:table-cell>
          <table:table-cell office:value-type="float" office:value="-7721" calcext:value-type="float">
            <text:p>-7721</text:p>
          </table:table-cell>
          <table:table-cell office:value-type="float" office:value="-8949" calcext:value-type="float">
            <text:p>-89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547" calcext:value-type="float">
            <text:p>-3547</text:p>
          </table:table-cell>
          <table:table-cell office:value-type="float" office:value="-7890" calcext:value-type="float">
            <text:p>-7890</text:p>
          </table:table-cell>
          <table:table-cell office:value-type="float" office:value="-6678" calcext:value-type="float">
            <text:p>-6678</text:p>
          </table:table-cell>
          <table:table-cell office:value-type="float" office:value="-7563" calcext:value-type="float">
            <text:p>-75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682" calcext:value-type="float">
            <text:p>-3682</text:p>
          </table:table-cell>
          <table:table-cell office:value-type="float" office:value="-6914" calcext:value-type="float">
            <text:p>-6914</text:p>
          </table:table-cell>
          <table:table-cell office:value-type="float" office:value="-5929" calcext:value-type="float">
            <text:p>-5929</text:p>
          </table:table-cell>
          <table:table-cell office:value-type="float" office:value="-6381" calcext:value-type="float">
            <text:p>-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643" calcext:value-type="float">
            <text:p>-3643</text:p>
          </table:table-cell>
          <table:table-cell office:value-type="float" office:value="-5870" calcext:value-type="float">
            <text:p>-5870</text:p>
          </table:table-cell>
          <table:table-cell office:value-type="float" office:value="-5357" calcext:value-type="float">
            <text:p>-5357</text:p>
          </table:table-cell>
          <table:table-cell office:value-type="float" office:value="-5400" calcext:value-type="float">
            <text:p>-54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380" calcext:value-type="float">
            <text:p>-4380</text:p>
          </table:table-cell>
          <table:table-cell office:value-type="float" office:value="-5152" calcext:value-type="float">
            <text:p>-5152</text:p>
          </table:table-cell>
          <table:table-cell office:value-type="float" office:value="-5113" calcext:value-type="float">
            <text:p>-5113</text:p>
          </table:table-cell>
          <table:table-cell office:value-type="float" office:value="-4642" calcext:value-type="float">
            <text:p>-46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019" calcext:value-type="float">
            <text:p>-5019</text:p>
          </table:table-cell>
          <table:table-cell office:value-type="float" office:value="-4809" calcext:value-type="float">
            <text:p>-4809</text:p>
          </table:table-cell>
          <table:table-cell office:value-type="float" office:value="-5089" calcext:value-type="float">
            <text:p>-5089</text:p>
          </table:table-cell>
          <table:table-cell office:value-type="float" office:value="-4160" calcext:value-type="float">
            <text:p>-41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185" calcext:value-type="float">
            <text:p>-6185</text:p>
          </table:table-cell>
          <table:table-cell office:value-type="float" office:value="-4689" calcext:value-type="float">
            <text:p>-4689</text:p>
          </table:table-cell>
          <table:table-cell office:value-type="float" office:value="-5363" calcext:value-type="float">
            <text:p>-5363</text:p>
          </table:table-cell>
          <table:table-cell office:value-type="float" office:value="-3998" calcext:value-type="float">
            <text:p>-39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301" calcext:value-type="float">
            <text:p>-8301</text:p>
          </table:table-cell>
          <table:table-cell office:value-type="float" office:value="-4912" calcext:value-type="float">
            <text:p>-4912</text:p>
          </table:table-cell>
          <table:table-cell office:value-type="float" office:value="-6097" calcext:value-type="float">
            <text:p>-6097</text:p>
          </table:table-cell>
          <table:table-cell office:value-type="float" office:value="-4182" calcext:value-type="float">
            <text:p>-41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992" calcext:value-type="float">
            <text:p>-9992</text:p>
          </table:table-cell>
          <table:table-cell office:value-type="float" office:value="-5444" calcext:value-type="float">
            <text:p>-5444</text:p>
          </table:table-cell>
          <table:table-cell office:value-type="float" office:value="-7071" calcext:value-type="float">
            <text:p>-7071</text:p>
          </table:table-cell>
          <table:table-cell office:value-type="float" office:value="-4707" calcext:value-type="float">
            <text:p>-4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2708" calcext:value-type="float">
            <text:p>-12708</text:p>
          </table:table-cell>
          <table:table-cell office:value-type="float" office:value="-6383" calcext:value-type="float">
            <text:p>-6383</text:p>
          </table:table-cell>
          <table:table-cell office:value-type="float" office:value="-8480" calcext:value-type="float">
            <text:p>-8480</text:p>
          </table:table-cell>
          <table:table-cell office:value-type="float" office:value="-5603" calcext:value-type="float">
            <text:p>-56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268" calcext:value-type="float">
            <text:p>-16268</text:p>
          </table:table-cell>
          <table:table-cell office:value-type="float" office:value="-7796" calcext:value-type="float">
            <text:p>-7796</text:p>
          </table:table-cell>
          <table:table-cell office:value-type="float" office:value="-10427" calcext:value-type="float">
            <text:p>-10427</text:p>
          </table:table-cell>
          <table:table-cell office:value-type="float" office:value="-6901" calcext:value-type="float">
            <text:p>-69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8193" calcext:value-type="float">
            <text:p>-18193</text:p>
          </table:table-cell>
          <table:table-cell office:value-type="float" office:value="-9408" calcext:value-type="float">
            <text:p>-9408</text:p>
          </table:table-cell>
          <table:table-cell office:value-type="float" office:value="-12368" calcext:value-type="float">
            <text:p>-12368</text:p>
          </table:table-cell>
          <table:table-cell office:value-type="float" office:value="-8603" calcext:value-type="float">
            <text:p>-86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1049" calcext:value-type="float">
            <text:p>-21049</text:p>
          </table:table-cell>
          <table:table-cell office:value-type="float" office:value="-11342" calcext:value-type="float">
            <text:p>-11342</text:p>
          </table:table-cell>
          <table:table-cell office:value-type="float" office:value="-14538" calcext:value-type="float">
            <text:p>-14538</text:p>
          </table:table-cell>
          <table:table-cell office:value-type="float" office:value="-10716" calcext:value-type="float">
            <text:p>-107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2112" calcext:value-type="float">
            <text:p>-22112</text:p>
          </table:table-cell>
          <table:table-cell office:value-type="float" office:value="-13312" calcext:value-type="float">
            <text:p>-13312</text:p>
          </table:table-cell>
          <table:table-cell office:value-type="float" office:value="-16432" calcext:value-type="float">
            <text:p>-16432</text:p>
          </table:table-cell>
          <table:table-cell office:value-type="float" office:value="-13112" calcext:value-type="float">
            <text:p>-131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6794" calcext:value-type="float">
            <text:p>-26794</text:p>
          </table:table-cell>
          <table:table-cell office:value-type="float" office:value="-15731" calcext:value-type="float">
            <text:p>-15731</text:p>
          </table:table-cell>
          <table:table-cell office:value-type="float" office:value="-19022" calcext:value-type="float">
            <text:p>-19022</text:p>
          </table:table-cell>
          <table:table-cell office:value-type="float" office:value="-15670" calcext:value-type="float">
            <text:p>-156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8201" calcext:value-type="float">
            <text:p>-28201</text:p>
          </table:table-cell>
          <table:table-cell office:value-type="float" office:value="-18177" calcext:value-type="float">
            <text:p>-18177</text:p>
          </table:table-cell>
          <table:table-cell office:value-type="float" office:value="-21317" calcext:value-type="float">
            <text:p>-21317</text:p>
          </table:table-cell>
          <table:table-cell office:value-type="float" office:value="-18212" calcext:value-type="float">
            <text:p>-182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9097" calcext:value-type="float">
            <text:p>-29097</text:p>
          </table:table-cell>
          <table:table-cell office:value-type="float" office:value="-20488" calcext:value-type="float">
            <text:p>-20488</text:p>
          </table:table-cell>
          <table:table-cell office:value-type="float" office:value="-23262" calcext:value-type="float">
            <text:p>-23262</text:p>
          </table:table-cell>
          <table:table-cell office:value-type="float" office:value="-20706" calcext:value-type="float">
            <text:p>-207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8768" calcext:value-type="float">
            <text:p>-28768</text:p>
          </table:table-cell>
          <table:table-cell office:value-type="float" office:value="-22574" calcext:value-type="float">
            <text:p>-22574</text:p>
          </table:table-cell>
          <table:table-cell office:value-type="float" office:value="-24638" calcext:value-type="float">
            <text:p>-24638</text:p>
          </table:table-cell>
          <table:table-cell office:value-type="float" office:value="-23116" calcext:value-type="float">
            <text:p>-231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9093" calcext:value-type="float">
            <text:p>-29093</text:p>
          </table:table-cell>
          <table:table-cell office:value-type="float" office:value="-24394" calcext:value-type="float">
            <text:p>-24394</text:p>
          </table:table-cell>
          <table:table-cell office:value-type="float" office:value="-25752" calcext:value-type="float">
            <text:p>-25752</text:p>
          </table:table-cell>
          <table:table-cell office:value-type="float" office:value="-25307" calcext:value-type="float">
            <text:p>-253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0224" calcext:value-type="float">
            <text:p>-30224</text:p>
          </table:table-cell>
          <table:table-cell office:value-type="float" office:value="-25945" calcext:value-type="float">
            <text:p>-25945</text:p>
          </table:table-cell>
          <table:table-cell office:value-type="float" office:value="-26870" calcext:value-type="float">
            <text:p>-26870</text:p>
          </table:table-cell>
          <table:table-cell office:value-type="float" office:value="-27043" calcext:value-type="float">
            <text:p>-270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9264" calcext:value-type="float">
            <text:p>-29264</text:p>
          </table:table-cell>
          <table:table-cell office:value-type="float" office:value="-27175" calcext:value-type="float">
            <text:p>-27175</text:p>
          </table:table-cell>
          <table:table-cell office:value-type="float" office:value="-27468" calcext:value-type="float">
            <text:p>-27468</text:p>
          </table:table-cell>
          <table:table-cell office:value-type="float" office:value="-28200" calcext:value-type="float">
            <text:p>-282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9825" calcext:value-type="float">
            <text:p>-29825</text:p>
          </table:table-cell>
          <table:table-cell office:value-type="float" office:value="-28150" calcext:value-type="float">
            <text:p>-28150</text:p>
          </table:table-cell>
          <table:table-cell office:value-type="float" office:value="-28057" calcext:value-type="float">
            <text:p>-28057</text:p>
          </table:table-cell>
          <table:table-cell office:value-type="float" office:value="-28861" calcext:value-type="float">
            <text:p>-288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0064" calcext:value-type="float">
            <text:p>-30064</text:p>
          </table:table-cell>
          <table:table-cell office:value-type="float" office:value="-29033" calcext:value-type="float">
            <text:p>-29033</text:p>
          </table:table-cell>
          <table:table-cell office:value-type="float" office:value="-28559" calcext:value-type="float">
            <text:p>-28559</text:p>
          </table:table-cell>
          <table:table-cell office:value-type="float" office:value="-29251" calcext:value-type="float">
            <text:p>-292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9674" calcext:value-type="float">
            <text:p>-29674</text:p>
          </table:table-cell>
          <table:table-cell office:value-type="float" office:value="-29353" calcext:value-type="float">
            <text:p>-29353</text:p>
          </table:table-cell>
          <table:table-cell office:value-type="float" office:value="-28837" calcext:value-type="float">
            <text:p>-28837</text:p>
          </table:table-cell>
          <table:table-cell office:value-type="float" office:value="-29484" calcext:value-type="float">
            <text:p>-294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9009" calcext:value-type="float">
            <text:p>-29009</text:p>
          </table:table-cell>
          <table:table-cell office:value-type="float" office:value="-29443" calcext:value-type="float">
            <text:p>-29443</text:p>
          </table:table-cell>
          <table:table-cell office:value-type="float" office:value="-28880" calcext:value-type="float">
            <text:p>-28880</text:p>
          </table:table-cell>
          <table:table-cell office:value-type="float" office:value="-29637" calcext:value-type="float">
            <text:p>-29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0:55:20.139527824</meta:creation-date>
    <dc:date>2018-05-10T12:40:08.593364133</dc:date>
    <meta:editing-duration>PT10H3M57S</meta:editing-duration>
    <meta:editing-cycles>1</meta:editing-cycles>
    <meta:document-statistic meta:table-count="1" meta:cell-count="5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85cm" svg:height="11.721cm" xlink:href=".." xlink:type="simple" chart:class="chart:line" chart:style-name="ch1">
        <chart:title svg:x="9.358cm" svg:y="0.37cm" chart:style-name="ch2">
          <text:p>Data Filters</text:p>
        </chart:title>
        <chart:legend chart:legend-position="end" svg:x="19.074cm" svg:y="4.814cm" style:legend-expansion="high" chart:style-name="ch3"/>
        <chart:plot-area chart:style-name="ch4" table:cell-range-address="Sheet1.B1:Sheet1.E101" chart:data-source-has-labels="row" svg:x="1.434cm" svg:y="1.383cm" svg:width="17.217cm" svg:height="9.123cm">
          <chartooo:coordinate-region svg:x="2.717cm" svg:y="1.582cm" svg:width="15.934cm" svg:height="8.725cm"/>
          <chart:axis chart:dimension="x" chart:name="primary-x" chart:style-name="ch5">
            <chart:title svg:x="9.297cm" svg:y="10.74cm" chart:style-name="ch6">
              <text:p>Sample #</text:p>
            </chart:title>
          </chart:axis>
          <chart:axis chart:dimension="y" chart:name="primary-y" chart:style-name="ch5">
            <chart:title svg:x="0.451cm" svg:y="6.901cm" chart:style-name="ch7">
              <text:p>Acceleration</text:p>
            </chart:title>
            <chart:grid chart:style-name="ch8" chart:class="major"/>
          </chart:axis>
          <chart:series chart:style-name="ch9" chart:values-cell-range-address="Sheet1.B2:Sheet1.B101" chart:label-cell-address="Sheet1.B1:Sheet1.B1" chart:class="chart:line">
            <chart:data-point chart:repeated="100"/>
          </chart:series>
          <chart:series chart:style-name="ch10" chart:values-cell-range-address="Sheet1.C2:Sheet1.C101" chart:label-cell-address="Sheet1.C1:Sheet1.C1" chart:class="chart:line">
            <chart:data-point chart:repeated="100"/>
          </chart:series>
          <chart:series chart:style-name="ch11" chart:values-cell-range-address="Sheet1.D2:Sheet1.D101" chart:label-cell-address="Sheet1.D1:Sheet1.D1" chart:class="chart:line">
            <chart:data-point chart:repeated="100"/>
          </chart:series>
          <chart:series chart:style-name="ch12" chart:values-cell-range-address="Sheet1.E2:Sheet1.E101" chart:label-cell-address="Sheet1.E1:Sheet1.E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  <draw:g>
                  <svg:desc>Sheet1.B1:Sheet1.B1</svg:desc>
                </draw:g>
              </table:table-cell>
              <table:table-cell office:value-type="string">
                <text:p>MAF</text:p>
                <draw:g>
                  <svg:desc>Sheet1.C1:Sheet1.C1</svg:desc>
                </draw:g>
              </table:table-cell>
              <table:table-cell office:value-type="string">
                <text:p>IIR</text:p>
                <draw:g>
                  <svg:desc>Sheet1.D1:Sheet1.D1</svg:desc>
                </draw:g>
              </table:table-cell>
              <table:table-cell office:value-type="string">
                <text:p>FI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809">
                <text:p>-15809</text:p>
                <draw:g>
                  <svg:desc>Sheet1.B2:Sheet1.B101</svg:desc>
                </draw:g>
              </table:table-cell>
              <table:table-cell office:value-type="float" office:value="-26134">
                <text:p>-26134</text:p>
                <draw:g>
                  <svg:desc>Sheet1.C2:Sheet1.C101</svg:desc>
                </draw:g>
              </table:table-cell>
              <table:table-cell office:value-type="float" office:value="-3952">
                <text:p>-3952</text:p>
                <draw:g>
                  <svg:desc>Sheet1.D2:Sheet1.D101</svg:desc>
                </draw:g>
              </table:table-cell>
              <table:table-cell office:value-type="float" office:value="-28391">
                <text:p>-28391</text:p>
                <draw:g>
                  <svg:desc>Sheet1.E2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736">
                <text:p>-15736</text:p>
              </table:table-cell>
              <table:table-cell office:value-type="float" office:value="-25655">
                <text:p>-25655</text:p>
              </table:table-cell>
              <table:table-cell office:value-type="float" office:value="-6898">
                <text:p>-6898</text:p>
              </table:table-cell>
              <table:table-cell office:value-type="float" office:value="-29294">
                <text:p>-29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865">
                <text:p>-15865</text:p>
              </table:table-cell>
              <table:table-cell office:value-type="float" office:value="-24862">
                <text:p>-24862</text:p>
              </table:table-cell>
              <table:table-cell office:value-type="float" office:value="-9139">
                <text:p>-9139</text:p>
              </table:table-cell>
              <table:table-cell office:value-type="float" office:value="-28466">
                <text:p>-28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105">
                <text:p>-16105</text:p>
              </table:table-cell>
              <table:table-cell office:value-type="float" office:value="-23964">
                <text:p>-23964</text:p>
              </table:table-cell>
              <table:table-cell office:value-type="float" office:value="-10881">
                <text:p>-10881</text:p>
              </table:table-cell>
              <table:table-cell office:value-type="float" office:value="-25788">
                <text:p>-2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567">
                <text:p>-16567</text:p>
              </table:table-cell>
              <table:table-cell office:value-type="float" office:value="-22796">
                <text:p>-22796</text:p>
              </table:table-cell>
              <table:table-cell office:value-type="float" office:value="-12302">
                <text:p>-12302</text:p>
              </table:table-cell>
              <table:table-cell office:value-type="float" office:value="-22130">
                <text:p>-22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172">
                <text:p>-17172</text:p>
              </table:table-cell>
              <table:table-cell office:value-type="float" office:value="-21481">
                <text:p>-21481</text:p>
              </table:table-cell>
              <table:table-cell office:value-type="float" office:value="-13519">
                <text:p>-13519</text:p>
              </table:table-cell>
              <table:table-cell office:value-type="float" office:value="-18884">
                <text:p>-18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884">
                <text:p>-17884</text:p>
              </table:table-cell>
              <table:table-cell office:value-type="float" office:value="-20068">
                <text:p>-20068</text:p>
              </table:table-cell>
              <table:table-cell office:value-type="float" office:value="-14610">
                <text:p>-14610</text:p>
              </table:table-cell>
              <table:table-cell office:value-type="float" office:value="-17035">
                <text:p>-17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177">
                <text:p>-18177</text:p>
              </table:table-cell>
              <table:table-cell office:value-type="float" office:value="-18449">
                <text:p>-18449</text:p>
              </table:table-cell>
              <table:table-cell office:value-type="float" office:value="-15502">
                <text:p>-15502</text:p>
              </table:table-cell>
              <table:table-cell office:value-type="float" office:value="-16568">
                <text:p>-16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652">
                <text:p>-18652</text:p>
              </table:table-cell>
              <table:table-cell office:value-type="float" office:value="-16883">
                <text:p>-16883</text:p>
              </table:table-cell>
              <table:table-cell office:value-type="float" office:value="-16289">
                <text:p>-16289</text:p>
              </table:table-cell>
              <table:table-cell office:value-type="float" office:value="-16723">
                <text:p>-16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437">
                <text:p>-19437</text:p>
              </table:table-cell>
              <table:table-cell office:value-type="float" office:value="-17286">
                <text:p>-17286</text:p>
              </table:table-cell>
              <table:table-cell office:value-type="float" office:value="-17076">
                <text:p>-17076</text:p>
              </table:table-cell>
              <table:table-cell office:value-type="float" office:value="-17205">
                <text:p>-17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766">
                <text:p>-19766</text:p>
              </table:table-cell>
              <table:table-cell office:value-type="float" office:value="-17734">
                <text:p>-17734</text:p>
              </table:table-cell>
              <table:table-cell office:value-type="float" office:value="-17748">
                <text:p>-17748</text:p>
              </table:table-cell>
              <table:table-cell office:value-type="float" office:value="-17721">
                <text:p>-17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658">
                <text:p>-21658</text:p>
              </table:table-cell>
              <table:table-cell office:value-type="float" office:value="-18377">
                <text:p>-18377</text:p>
              </table:table-cell>
              <table:table-cell office:value-type="float" office:value="-18726">
                <text:p>-18726</text:p>
              </table:table-cell>
              <table:table-cell office:value-type="float" office:value="-18263">
                <text:p>-18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3052">
                <text:p>-23052</text:p>
              </table:table-cell>
              <table:table-cell office:value-type="float" office:value="-19149">
                <text:p>-19149</text:p>
              </table:table-cell>
              <table:table-cell office:value-type="float" office:value="-19807">
                <text:p>-19807</text:p>
              </table:table-cell>
              <table:table-cell office:value-type="float" office:value="-18856">
                <text:p>-18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4400">
                <text:p>-24400</text:p>
              </table:table-cell>
              <table:table-cell office:value-type="float" office:value="-20019">
                <text:p>-20019</text:p>
              </table:table-cell>
              <table:table-cell office:value-type="float" office:value="-20955">
                <text:p>-20955</text:p>
              </table:table-cell>
              <table:table-cell office:value-type="float" office:value="-19589">
                <text:p>-19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5812">
                <text:p>-25812</text:p>
              </table:table-cell>
              <table:table-cell office:value-type="float" office:value="-20979">
                <text:p>-20979</text:p>
              </table:table-cell>
              <table:table-cell office:value-type="float" office:value="-22169">
                <text:p>-22169</text:p>
              </table:table-cell>
              <table:table-cell office:value-type="float" office:value="-20537">
                <text:p>-20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6505">
                <text:p>-26505</text:p>
              </table:table-cell>
              <table:table-cell office:value-type="float" office:value="-21937">
                <text:p>-21937</text:p>
              </table:table-cell>
              <table:table-cell office:value-type="float" office:value="-23253">
                <text:p>-23253</text:p>
              </table:table-cell>
              <table:table-cell office:value-type="float" office:value="-21689">
                <text:p>-21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912">
                <text:p>-26912</text:p>
              </table:table-cell>
              <table:table-cell office:value-type="float" office:value="-22908">
                <text:p>-22908</text:p>
              </table:table-cell>
              <table:table-cell office:value-type="float" office:value="-24168">
                <text:p>-24168</text:p>
              </table:table-cell>
              <table:table-cell office:value-type="float" office:value="-22964">
                <text:p>-22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6130">
                <text:p>-26130</text:p>
              </table:table-cell>
              <table:table-cell office:value-type="float" office:value="-23738">
                <text:p>-23738</text:p>
              </table:table-cell>
              <table:table-cell office:value-type="float" office:value="-24658">
                <text:p>-24658</text:p>
              </table:table-cell>
              <table:table-cell office:value-type="float" office:value="-24196">
                <text:p>-24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4589">
                <text:p>-24589</text:p>
              </table:table-cell>
              <table:table-cell office:value-type="float" office:value="-24311">
                <text:p>-24311</text:p>
              </table:table-cell>
              <table:table-cell office:value-type="float" office:value="-24641">
                <text:p>-24641</text:p>
              </table:table-cell>
              <table:table-cell office:value-type="float" office:value="-25193">
                <text:p>-25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008">
                <text:p>-23008</text:p>
              </table:table-cell>
              <table:table-cell office:value-type="float" office:value="-24671">
                <text:p>-24671</text:p>
              </table:table-cell>
              <table:table-cell office:value-type="float" office:value="-24232">
                <text:p>-24232</text:p>
              </table:table-cell>
              <table:table-cell office:value-type="float" office:value="-25793">
                <text:p>-25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545">
                <text:p>-20545</text:p>
              </table:table-cell>
              <table:table-cell office:value-type="float" office:value="-24547">
                <text:p>-24547</text:p>
              </table:table-cell>
              <table:table-cell office:value-type="float" office:value="-23310">
                <text:p>-23310</text:p>
              </table:table-cell>
              <table:table-cell office:value-type="float" office:value="-25830">
                <text:p>-25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168">
                <text:p>-18168</text:p>
              </table:table-cell>
              <table:table-cell office:value-type="float" office:value="-24005">
                <text:p>-24005</text:p>
              </table:table-cell>
              <table:table-cell office:value-type="float" office:value="-22025">
                <text:p>-22025</text:p>
              </table:table-cell>
              <table:table-cell office:value-type="float" office:value="-25247">
                <text:p>-25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497">
                <text:p>-15497</text:p>
              </table:table-cell>
              <table:table-cell office:value-type="float" office:value="-23016">
                <text:p>-23016</text:p>
              </table:table-cell>
              <table:table-cell office:value-type="float" office:value="-20393">
                <text:p>-20393</text:p>
              </table:table-cell>
              <table:table-cell office:value-type="float" office:value="-24062">
                <text:p>-24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100">
                <text:p>-12100</text:p>
              </table:table-cell>
              <table:table-cell office:value-type="float" office:value="-21492">
                <text:p>-21492</text:p>
              </table:table-cell>
              <table:table-cell office:value-type="float" office:value="-18319">
                <text:p>-18319</text:p>
              </table:table-cell>
              <table:table-cell office:value-type="float" office:value="-22357">
                <text:p>-22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974">
                <text:p>-7974</text:p>
              </table:table-cell>
              <table:table-cell office:value-type="float" office:value="-19433">
                <text:p>-19433</text:p>
              </table:table-cell>
              <table:table-cell office:value-type="float" office:value="-15733">
                <text:p>-15733</text:p>
              </table:table-cell>
              <table:table-cell office:value-type="float" office:value="-20226">
                <text:p>-20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307">
                <text:p>-7307</text:p>
              </table:table-cell>
              <table:table-cell office:value-type="float" office:value="-17255">
                <text:p>-17255</text:p>
              </table:table-cell>
              <table:table-cell office:value-type="float" office:value="-13626">
                <text:p>-13626</text:p>
              </table:table-cell>
              <table:table-cell office:value-type="float" office:value="-17753">
                <text:p>-17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213">
                <text:p>-9213</text:p>
              </table:table-cell>
              <table:table-cell office:value-type="float" office:value="-15376">
                <text:p>-15376</text:p>
              </table:table-cell>
              <table:table-cell office:value-type="float" office:value="-12523">
                <text:p>-12523</text:p>
              </table:table-cell>
              <table:table-cell office:value-type="float" office:value="-15063">
                <text:p>-150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786">
                <text:p>-3786</text:p>
              </table:table-cell>
              <table:table-cell office:value-type="float" office:value="-13065">
                <text:p>-13065</text:p>
              </table:table-cell>
              <table:table-cell office:value-type="float" office:value="-10339">
                <text:p>-10339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521">
                <text:p>-7521</text:p>
              </table:table-cell>
              <table:table-cell office:value-type="float" office:value="-11344">
                <text:p>-11344</text:p>
              </table:table-cell>
              <table:table-cell office:value-type="float" office:value="-9634">
                <text:p>-9634</text:p>
              </table:table-cell>
              <table:table-cell office:value-type="float" office:value="-10165">
                <text:p>-10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379">
                <text:p>-5379</text:p>
              </table:table-cell>
              <table:table-cell office:value-type="float" office:value="-9659">
                <text:p>-9659</text:p>
              </table:table-cell>
              <table:table-cell office:value-type="float" office:value="-8570">
                <text:p>-8570</text:p>
              </table:table-cell>
              <table:table-cell office:value-type="float" office:value="-8478">
                <text:p>-8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849">
                <text:p>-6849</text:p>
              </table:table-cell>
              <table:table-cell office:value-type="float" office:value="-8402">
                <text:p>-8402</text:p>
              </table:table-cell>
              <table:table-cell office:value-type="float" office:value="-8140">
                <text:p>-8140</text:p>
              </table:table-cell>
              <table:table-cell office:value-type="float" office:value="-7390">
                <text:p>-7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991">
                <text:p>-5991</text:p>
              </table:table-cell>
              <table:table-cell office:value-type="float" office:value="-7345">
                <text:p>-7345</text:p>
              </table:table-cell>
              <table:table-cell office:value-type="float" office:value="-7602">
                <text:p>-7602</text:p>
              </table:table-cell>
              <table:table-cell office:value-type="float" office:value="-6725">
                <text:p>-6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997">
                <text:p>-5997</text:p>
              </table:table-cell>
              <table:table-cell office:value-type="float" office:value="-6667">
                <text:p>-6667</text:p>
              </table:table-cell>
              <table:table-cell office:value-type="float" office:value="-7201">
                <text:p>-7201</text:p>
              </table:table-cell>
              <table:table-cell office:value-type="float" office:value="-6361">
                <text:p>-6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791">
                <text:p>-5791</text:p>
              </table:table-cell>
              <table:table-cell office:value-type="float" office:value="-6425">
                <text:p>-6425</text:p>
              </table:table-cell>
              <table:table-cell office:value-type="float" office:value="-6848">
                <text:p>-6848</text:p>
              </table:table-cell>
              <table:table-cell office:value-type="float" office:value="-6221">
                <text:p>-6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739">
                <text:p>-4739</text:p>
              </table:table-cell>
              <table:table-cell office:value-type="float" office:value="-6140">
                <text:p>-6140</text:p>
              </table:table-cell>
              <table:table-cell office:value-type="float" office:value="-6321">
                <text:p>-6321</text:p>
              </table:table-cell>
              <table:table-cell office:value-type="float" office:value="-6178">
                <text:p>-6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055">
                <text:p>-5055</text:p>
              </table:table-cell>
              <table:table-cell office:value-type="float" office:value="-5678">
                <text:p>-5678</text:p>
              </table:table-cell>
              <table:table-cell office:value-type="float" office:value="-6004">
                <text:p>-6004</text:p>
              </table:table-cell>
              <table:table-cell office:value-type="float" office:value="-6035">
                <text:p>-6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84">
                <text:p>-4684</text:p>
              </table:table-cell>
              <table:table-cell office:value-type="float" office:value="-5777">
                <text:p>-5777</text:p>
              </table:table-cell>
              <table:table-cell office:value-type="float" office:value="-5674">
                <text:p>-5674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089">
                <text:p>-6089</text:p>
              </table:table-cell>
              <table:table-cell office:value-type="float" office:value="-5618">
                <text:p>-5618</text:p>
              </table:table-cell>
              <table:table-cell office:value-type="float" office:value="-5778">
                <text:p>-5778</text:p>
              </table:table-cell>
              <table:table-cell office:value-type="float" office:value="-5551">
                <text:p>-5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835">
                <text:p>-5835</text:p>
              </table:table-cell>
              <table:table-cell office:value-type="float" office:value="-5669">
                <text:p>-5669</text:p>
              </table:table-cell>
              <table:table-cell office:value-type="float" office:value="-5792">
                <text:p>-5792</text:p>
              </table:table-cell>
              <table:table-cell office:value-type="float" office:value="-5321">
                <text:p>-5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136">
                <text:p>-7136</text:p>
              </table:table-cell>
              <table:table-cell office:value-type="float" office:value="-5701">
                <text:p>-5701</text:p>
              </table:table-cell>
              <table:table-cell office:value-type="float" office:value="-6128">
                <text:p>-6128</text:p>
              </table:table-cell>
              <table:table-cell office:value-type="float" office:value="-5247">
                <text:p>-5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105">
                <text:p>-8105</text:p>
              </table:table-cell>
              <table:table-cell office:value-type="float" office:value="-5936">
                <text:p>-5936</text:p>
              </table:table-cell>
              <table:table-cell office:value-type="float" office:value="-6622">
                <text:p>-6622</text:p>
              </table:table-cell>
              <table:table-cell office:value-type="float" office:value="-5413">
                <text:p>-5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829">
                <text:p>-9829</text:p>
              </table:table-cell>
              <table:table-cell office:value-type="float" office:value="-6361">
                <text:p>-6361</text:p>
              </table:table-cell>
              <table:table-cell office:value-type="float" office:value="-7424">
                <text:p>-7424</text:p>
              </table:table-cell>
              <table:table-cell office:value-type="float" office:value="-5833">
                <text:p>-5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163">
                <text:p>-12163</text:p>
              </table:table-cell>
              <table:table-cell office:value-type="float" office:value="-7069">
                <text:p>-7069</text:p>
              </table:table-cell>
              <table:table-cell office:value-type="float" office:value="-8608">
                <text:p>-8608</text:p>
              </table:table-cell>
              <table:table-cell office:value-type="float" office:value="-6500">
                <text:p>-6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520">
                <text:p>-13520</text:p>
              </table:table-cell>
              <table:table-cell office:value-type="float" office:value="-8045">
                <text:p>-8045</text:p>
              </table:table-cell>
              <table:table-cell office:value-type="float" office:value="-9836">
                <text:p>-9836</text:p>
              </table:table-cell>
              <table:table-cell office:value-type="float" office:value="-7441">
                <text:p>-7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104">
                <text:p>-16104</text:p>
              </table:table-cell>
              <table:table-cell office:value-type="float" office:value="-9272">
                <text:p>-9272</text:p>
              </table:table-cell>
              <table:table-cell office:value-type="float" office:value="-11403">
                <text:p>-11403</text:p>
              </table:table-cell>
              <table:table-cell office:value-type="float" office:value="-8687">
                <text:p>-8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578">
                <text:p>-18578</text:p>
              </table:table-cell>
              <table:table-cell office:value-type="float" office:value="-10816">
                <text:p>-10816</text:p>
              </table:table-cell>
              <table:table-cell office:value-type="float" office:value="-13197">
                <text:p>-13197</text:p>
              </table:table-cell>
              <table:table-cell office:value-type="float" office:value="-10244">
                <text:p>-10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1405">
                <text:p>-21405</text:p>
              </table:table-cell>
              <table:table-cell office:value-type="float" office:value="-12518">
                <text:p>-12518</text:p>
              </table:table-cell>
              <table:table-cell office:value-type="float" office:value="-15249">
                <text:p>-15249</text:p>
              </table:table-cell>
              <table:table-cell office:value-type="float" office:value="-12053">
                <text:p>-12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2125">
                <text:p>-22125</text:p>
              </table:table-cell>
              <table:table-cell office:value-type="float" office:value="-14328">
                <text:p>-14328</text:p>
              </table:table-cell>
              <table:table-cell office:value-type="float" office:value="-16968">
                <text:p>-16968</text:p>
              </table:table-cell>
              <table:table-cell office:value-type="float" office:value="-14073">
                <text:p>-14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288">
                <text:p>-27288</text:p>
              </table:table-cell>
              <table:table-cell office:value-type="float" office:value="-16566">
                <text:p>-16566</text:p>
              </table:table-cell>
              <table:table-cell office:value-type="float" office:value="-19548">
                <text:p>-19548</text:p>
              </table:table-cell>
              <table:table-cell office:value-type="float" office:value="-16279">
                <text:p>-16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6024">
                <text:p>-26024</text:p>
              </table:table-cell>
              <table:table-cell office:value-type="float" office:value="-18557">
                <text:p>-18557</text:p>
              </table:table-cell>
              <table:table-cell office:value-type="float" office:value="-21167">
                <text:p>-21167</text:p>
              </table:table-cell>
              <table:table-cell office:value-type="float" office:value="-18549">
                <text:p>-18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016">
                <text:p>-28016</text:p>
              </table:table-cell>
              <table:table-cell office:value-type="float" office:value="-20578">
                <text:p>-20578</text:p>
              </table:table-cell>
              <table:table-cell office:value-type="float" office:value="-22879">
                <text:p>-22879</text:p>
              </table:table-cell>
              <table:table-cell office:value-type="float" office:value="-20867">
                <text:p>-20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9412">
                <text:p>-29412</text:p>
              </table:table-cell>
              <table:table-cell office:value-type="float" office:value="-22494">
                <text:p>-22494</text:p>
              </table:table-cell>
              <table:table-cell office:value-type="float" office:value="-24512">
                <text:p>-24512</text:p>
              </table:table-cell>
              <table:table-cell office:value-type="float" office:value="-23042">
                <text:p>-23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8752">
                <text:p>-28752</text:p>
              </table:table-cell>
              <table:table-cell office:value-type="float" office:value="-24186">
                <text:p>-24186</text:p>
              </table:table-cell>
              <table:table-cell office:value-type="float" office:value="-25572">
                <text:p>-25572</text:p>
              </table:table-cell>
              <table:table-cell office:value-type="float" office:value="-24937">
                <text:p>-24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8153">
                <text:p>-28153</text:p>
              </table:table-cell>
              <table:table-cell office:value-type="float" office:value="-25525">
                <text:p>-25525</text:p>
              </table:table-cell>
              <table:table-cell office:value-type="float" office:value="-26217">
                <text:p>-26217</text:p>
              </table:table-cell>
              <table:table-cell office:value-type="float" office:value="-26462">
                <text:p>-26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6041">
                <text:p>-26041</text:p>
              </table:table-cell>
              <table:table-cell office:value-type="float" office:value="-26354">
                <text:p>-26354</text:p>
              </table:table-cell>
              <table:table-cell office:value-type="float" office:value="-26173">
                <text:p>-26173</text:p>
              </table:table-cell>
              <table:table-cell office:value-type="float" office:value="-27520">
                <text:p>-275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5008">
                <text:p>-25008</text:p>
              </table:table-cell>
              <table:table-cell office:value-type="float" office:value="-26754">
                <text:p>-26754</text:p>
              </table:table-cell>
              <table:table-cell office:value-type="float" office:value="-25882">
                <text:p>-25882</text:p>
              </table:table-cell>
              <table:table-cell office:value-type="float" office:value="-28027">
                <text:p>-28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3353">
                <text:p>-23353</text:p>
              </table:table-cell>
              <table:table-cell office:value-type="float" office:value="-26891">
                <text:p>-26891</text:p>
              </table:table-cell>
              <table:table-cell office:value-type="float" office:value="-25249">
                <text:p>-25249</text:p>
              </table:table-cell>
              <table:table-cell office:value-type="float" office:value="-27967">
                <text:p>-27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1757">
                <text:p>-21757</text:p>
              </table:table-cell>
              <table:table-cell office:value-type="float" office:value="-26276">
                <text:p>-26276</text:p>
              </table:table-cell>
              <table:table-cell office:value-type="float" office:value="-24376">
                <text:p>-24376</text:p>
              </table:table-cell>
              <table:table-cell office:value-type="float" office:value="-27280">
                <text:p>-27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962">
                <text:p>-20962</text:p>
              </table:table-cell>
              <table:table-cell office:value-type="float" office:value="-25714">
                <text:p>-25714</text:p>
              </table:table-cell>
              <table:table-cell office:value-type="float" office:value="-23522">
                <text:p>-23522</text:p>
              </table:table-cell>
              <table:table-cell office:value-type="float" office:value="-26177">
                <text:p>-26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368">
                <text:p>-21368</text:p>
              </table:table-cell>
              <table:table-cell office:value-type="float" office:value="-24975">
                <text:p>-24975</text:p>
              </table:table-cell>
              <table:table-cell office:value-type="float" office:value="-22984">
                <text:p>-22984</text:p>
              </table:table-cell>
              <table:table-cell office:value-type="float" office:value="-24867">
                <text:p>-24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1705">
                <text:p>-21705</text:p>
              </table:table-cell>
              <table:table-cell office:value-type="float" office:value="-24119">
                <text:p>-24119</text:p>
              </table:table-cell>
              <table:table-cell office:value-type="float" office:value="-22664">
                <text:p>-22664</text:p>
              </table:table-cell>
              <table:table-cell office:value-type="float" office:value="-23578">
                <text:p>-235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1352">
                <text:p>-21352</text:p>
              </table:table-cell>
              <table:table-cell office:value-type="float" office:value="-23297">
                <text:p>-23297</text:p>
              </table:table-cell>
              <table:table-cell office:value-type="float" office:value="-22336">
                <text:p>-22336</text:p>
              </table:table-cell>
              <table:table-cell office:value-type="float" office:value="-22535">
                <text:p>-22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1120">
                <text:p>-21120</text:p>
              </table:table-cell>
              <table:table-cell office:value-type="float" office:value="-22516">
                <text:p>-22516</text:p>
              </table:table-cell>
              <table:table-cell office:value-type="float" office:value="-22032">
                <text:p>-22032</text:p>
              </table:table-cell>
              <table:table-cell office:value-type="float" office:value="-21852">
                <text:p>-2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0356">
                <text:p>-20356</text:p>
              </table:table-cell>
              <table:table-cell office:value-type="float" office:value="-21884">
                <text:p>-21884</text:p>
              </table:table-cell>
              <table:table-cell office:value-type="float" office:value="-21613">
                <text:p>-21613</text:p>
              </table:table-cell>
              <table:table-cell office:value-type="float" office:value="-21512">
                <text:p>-21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491">
                <text:p>-19491</text:p>
              </table:table-cell>
              <table:table-cell office:value-type="float" office:value="-21271">
                <text:p>-21271</text:p>
              </table:table-cell>
              <table:table-cell office:value-type="float" office:value="-21082">
                <text:p>-21082</text:p>
              </table:table-cell>
              <table:table-cell office:value-type="float" office:value="-21340">
                <text:p>-213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6847">
                <text:p>-16847</text:p>
              </table:table-cell>
              <table:table-cell office:value-type="float" office:value="-20548">
                <text:p>-20548</text:p>
              </table:table-cell>
              <table:table-cell office:value-type="float" office:value="-20023">
                <text:p>-20023</text:p>
              </table:table-cell>
              <table:table-cell office:value-type="float" office:value="-21100">
                <text:p>-21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331">
                <text:p>-15331</text:p>
              </table:table-cell>
              <table:table-cell office:value-type="float" office:value="-19834">
                <text:p>-19834</text:p>
              </table:table-cell>
              <table:table-cell office:value-type="float" office:value="-18850">
                <text:p>-18850</text:p>
              </table:table-cell>
              <table:table-cell office:value-type="float" office:value="-20624">
                <text:p>-20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360">
                <text:p>-13360</text:p>
              </table:table-cell>
              <table:table-cell office:value-type="float" office:value="-18990">
                <text:p>-18990</text:p>
              </table:table-cell>
              <table:table-cell office:value-type="float" office:value="-17477">
                <text:p>-17477</text:p>
              </table:table-cell>
              <table:table-cell office:value-type="float" office:value="-19785">
                <text:p>-19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475">
                <text:p>-12475</text:p>
              </table:table-cell>
              <table:table-cell office:value-type="float" office:value="-18002">
                <text:p>-18002</text:p>
              </table:table-cell>
              <table:table-cell office:value-type="float" office:value="-16227">
                <text:p>-16227</text:p>
              </table:table-cell>
              <table:table-cell office:value-type="float" office:value="-18569">
                <text:p>-18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033">
                <text:p>-13033</text:p>
              </table:table-cell>
              <table:table-cell office:value-type="float" office:value="-17038">
                <text:p>-17038</text:p>
              </table:table-cell>
              <table:table-cell office:value-type="float" office:value="-15428">
                <text:p>-15428</text:p>
              </table:table-cell>
              <table:table-cell office:value-type="float" office:value="-17083">
                <text:p>-170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850">
                <text:p>-10850</text:p>
              </table:table-cell>
              <table:table-cell office:value-type="float" office:value="-15872">
                <text:p>-15872</text:p>
              </table:table-cell>
              <table:table-cell office:value-type="float" office:value="-14283">
                <text:p>-14283</text:p>
              </table:table-cell>
              <table:table-cell office:value-type="float" office:value="-15534">
                <text:p>-15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099">
                <text:p>-8099</text:p>
              </table:table-cell>
              <table:table-cell office:value-type="float" office:value="-14425">
                <text:p>-14425</text:p>
              </table:table-cell>
              <table:table-cell office:value-type="float" office:value="-12737">
                <text:p>-12737</text:p>
              </table:table-cell>
              <table:table-cell office:value-type="float" office:value="-14143">
                <text:p>-14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265">
                <text:p>-7265</text:p>
              </table:table-cell>
              <table:table-cell office:value-type="float" office:value="-12971">
                <text:p>-12971</text:p>
              </table:table-cell>
              <table:table-cell office:value-type="float" office:value="-11369">
                <text:p>-11369</text:p>
              </table:table-cell>
              <table:table-cell office:value-type="float" office:value="-12941">
                <text:p>-12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01">
                <text:p>-6301</text:p>
              </table:table-cell>
              <table:table-cell office:value-type="float" office:value="-11505">
                <text:p>-11505</text:p>
              </table:table-cell>
              <table:table-cell office:value-type="float" office:value="-10102">
                <text:p>-10102</text:p>
              </table:table-cell>
              <table:table-cell office:value-type="float" office:value="-11729">
                <text:p>-11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99">
                <text:p>-5199</text:p>
              </table:table-cell>
              <table:table-cell office:value-type="float" office:value="-10211">
                <text:p>-10211</text:p>
              </table:table-cell>
              <table:table-cell office:value-type="float" office:value="-8876">
                <text:p>-8876</text:p>
              </table:table-cell>
              <table:table-cell office:value-type="float" office:value="-10393">
                <text:p>-10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257">
                <text:p>-4257</text:p>
              </table:table-cell>
              <table:table-cell office:value-type="float" office:value="-8981">
                <text:p>-8981</text:p>
              </table:table-cell>
              <table:table-cell office:value-type="float" office:value="-7721">
                <text:p>-7721</text:p>
              </table:table-cell>
              <table:table-cell office:value-type="float" office:value="-8949">
                <text:p>-8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547">
                <text:p>-3547</text:p>
              </table:table-cell>
              <table:table-cell office:value-type="float" office:value="-7890">
                <text:p>-7890</text:p>
              </table:table-cell>
              <table:table-cell office:value-type="float" office:value="-6678">
                <text:p>-6678</text:p>
              </table:table-cell>
              <table:table-cell office:value-type="float" office:value="-7563">
                <text:p>-7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682">
                <text:p>-3682</text:p>
              </table:table-cell>
              <table:table-cell office:value-type="float" office:value="-6914">
                <text:p>-6914</text:p>
              </table:table-cell>
              <table:table-cell office:value-type="float" office:value="-5929">
                <text:p>-5929</text:p>
              </table:table-cell>
              <table:table-cell office:value-type="float" office:value="-6381">
                <text:p>-6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643">
                <text:p>-3643</text:p>
              </table:table-cell>
              <table:table-cell office:value-type="float" office:value="-5870">
                <text:p>-5870</text:p>
              </table:table-cell>
              <table:table-cell office:value-type="float" office:value="-5357">
                <text:p>-5357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380">
                <text:p>-4380</text:p>
              </table:table-cell>
              <table:table-cell office:value-type="float" office:value="-5152">
                <text:p>-5152</text:p>
              </table:table-cell>
              <table:table-cell office:value-type="float" office:value="-5113">
                <text:p>-5113</text:p>
              </table:table-cell>
              <table:table-cell office:value-type="float" office:value="-4642">
                <text:p>-4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019">
                <text:p>-5019</text:p>
              </table:table-cell>
              <table:table-cell office:value-type="float" office:value="-4809">
                <text:p>-4809</text:p>
              </table:table-cell>
              <table:table-cell office:value-type="float" office:value="-5089">
                <text:p>-5089</text:p>
              </table:table-cell>
              <table:table-cell office:value-type="float" office:value="-4160">
                <text:p>-41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185">
                <text:p>-6185</text:p>
              </table:table-cell>
              <table:table-cell office:value-type="float" office:value="-4689">
                <text:p>-4689</text:p>
              </table:table-cell>
              <table:table-cell office:value-type="float" office:value="-5363">
                <text:p>-5363</text:p>
              </table:table-cell>
              <table:table-cell office:value-type="float" office:value="-3998">
                <text:p>-3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301">
                <text:p>-8301</text:p>
              </table:table-cell>
              <table:table-cell office:value-type="float" office:value="-4912">
                <text:p>-4912</text:p>
              </table:table-cell>
              <table:table-cell office:value-type="float" office:value="-6097">
                <text:p>-6097</text:p>
              </table:table-cell>
              <table:table-cell office:value-type="float" office:value="-4182">
                <text:p>-41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992">
                <text:p>-9992</text:p>
              </table:table-cell>
              <table:table-cell office:value-type="float" office:value="-5444">
                <text:p>-5444</text:p>
              </table:table-cell>
              <table:table-cell office:value-type="float" office:value="-7071">
                <text:p>-7071</text:p>
              </table:table-cell>
              <table:table-cell office:value-type="float" office:value="-4707">
                <text:p>-4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708">
                <text:p>-12708</text:p>
              </table:table-cell>
              <table:table-cell office:value-type="float" office:value="-6383">
                <text:p>-6383</text:p>
              </table:table-cell>
              <table:table-cell office:value-type="float" office:value="-8480">
                <text:p>-8480</text:p>
              </table:table-cell>
              <table:table-cell office:value-type="float" office:value="-5603">
                <text:p>-56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268">
                <text:p>-16268</text:p>
              </table:table-cell>
              <table:table-cell office:value-type="float" office:value="-7796">
                <text:p>-7796</text:p>
              </table:table-cell>
              <table:table-cell office:value-type="float" office:value="-10427">
                <text:p>-10427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8193">
                <text:p>-18193</text:p>
              </table:table-cell>
              <table:table-cell office:value-type="float" office:value="-9408">
                <text:p>-9408</text:p>
              </table:table-cell>
              <table:table-cell office:value-type="float" office:value="-12368">
                <text:p>-12368</text:p>
              </table:table-cell>
              <table:table-cell office:value-type="float" office:value="-8603">
                <text:p>-8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1049">
                <text:p>-21049</text:p>
              </table:table-cell>
              <table:table-cell office:value-type="float" office:value="-11342">
                <text:p>-11342</text:p>
              </table:table-cell>
              <table:table-cell office:value-type="float" office:value="-14538">
                <text:p>-14538</text:p>
              </table:table-cell>
              <table:table-cell office:value-type="float" office:value="-10716">
                <text:p>-10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2112">
                <text:p>-22112</text:p>
              </table:table-cell>
              <table:table-cell office:value-type="float" office:value="-13312">
                <text:p>-13312</text:p>
              </table:table-cell>
              <table:table-cell office:value-type="float" office:value="-16432">
                <text:p>-16432</text:p>
              </table:table-cell>
              <table:table-cell office:value-type="float" office:value="-13112">
                <text:p>-13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6794">
                <text:p>-26794</text:p>
              </table:table-cell>
              <table:table-cell office:value-type="float" office:value="-15731">
                <text:p>-15731</text:p>
              </table:table-cell>
              <table:table-cell office:value-type="float" office:value="-19022">
                <text:p>-19022</text:p>
              </table:table-cell>
              <table:table-cell office:value-type="float" office:value="-15670">
                <text:p>-156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8201">
                <text:p>-28201</text:p>
              </table:table-cell>
              <table:table-cell office:value-type="float" office:value="-18177">
                <text:p>-18177</text:p>
              </table:table-cell>
              <table:table-cell office:value-type="float" office:value="-21317">
                <text:p>-21317</text:p>
              </table:table-cell>
              <table:table-cell office:value-type="float" office:value="-18212">
                <text:p>-182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097">
                <text:p>-29097</text:p>
              </table:table-cell>
              <table:table-cell office:value-type="float" office:value="-20488">
                <text:p>-20488</text:p>
              </table:table-cell>
              <table:table-cell office:value-type="float" office:value="-23262">
                <text:p>-23262</text:p>
              </table:table-cell>
              <table:table-cell office:value-type="float" office:value="-20706">
                <text:p>-20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768">
                <text:p>-28768</text:p>
              </table:table-cell>
              <table:table-cell office:value-type="float" office:value="-22574">
                <text:p>-22574</text:p>
              </table:table-cell>
              <table:table-cell office:value-type="float" office:value="-24638">
                <text:p>-24638</text:p>
              </table:table-cell>
              <table:table-cell office:value-type="float" office:value="-23116">
                <text:p>-23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9093">
                <text:p>-29093</text:p>
              </table:table-cell>
              <table:table-cell office:value-type="float" office:value="-24394">
                <text:p>-24394</text:p>
              </table:table-cell>
              <table:table-cell office:value-type="float" office:value="-25752">
                <text:p>-25752</text:p>
              </table:table-cell>
              <table:table-cell office:value-type="float" office:value="-25307">
                <text:p>-25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0224">
                <text:p>-30224</text:p>
              </table:table-cell>
              <table:table-cell office:value-type="float" office:value="-25945">
                <text:p>-25945</text:p>
              </table:table-cell>
              <table:table-cell office:value-type="float" office:value="-26870">
                <text:p>-26870</text:p>
              </table:table-cell>
              <table:table-cell office:value-type="float" office:value="-27043">
                <text:p>-27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9264">
                <text:p>-29264</text:p>
              </table:table-cell>
              <table:table-cell office:value-type="float" office:value="-27175">
                <text:p>-27175</text:p>
              </table:table-cell>
              <table:table-cell office:value-type="float" office:value="-27468">
                <text:p>-27468</text:p>
              </table:table-cell>
              <table:table-cell office:value-type="float" office:value="-28200">
                <text:p>-282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9825">
                <text:p>-29825</text:p>
              </table:table-cell>
              <table:table-cell office:value-type="float" office:value="-28150">
                <text:p>-28150</text:p>
              </table:table-cell>
              <table:table-cell office:value-type="float" office:value="-28057">
                <text:p>-28057</text:p>
              </table:table-cell>
              <table:table-cell office:value-type="float" office:value="-28861">
                <text:p>-28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064">
                <text:p>-30064</text:p>
              </table:table-cell>
              <table:table-cell office:value-type="float" office:value="-29033">
                <text:p>-29033</text:p>
              </table:table-cell>
              <table:table-cell office:value-type="float" office:value="-28559">
                <text:p>-28559</text:p>
              </table:table-cell>
              <table:table-cell office:value-type="float" office:value="-29251">
                <text:p>-29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9674">
                <text:p>-29674</text:p>
              </table:table-cell>
              <table:table-cell office:value-type="float" office:value="-29353">
                <text:p>-29353</text:p>
              </table:table-cell>
              <table:table-cell office:value-type="float" office:value="-28837">
                <text:p>-28837</text:p>
              </table:table-cell>
              <table:table-cell office:value-type="float" office:value="-29484">
                <text:p>-29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9009">
                <text:p>-29009</text:p>
              </table:table-cell>
              <table:table-cell office:value-type="float" office:value="-29443">
                <text:p>-29443</text:p>
              </table:table-cell>
              <table:table-cell office:value-type="float" office:value="-28880">
                <text:p>-28880</text:p>
              </table:table-cell>
              <table:table-cell office:value-type="float" office:value="-29637">
                <text:p>-29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